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MatchElement.execut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MatchElement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MatchElement.NewMatchElement( IStructuredSelection treeSelection , Document new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MatchElement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MatchElement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MatchElement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